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margin-left="0.199cm" fo:margin-right="0cm" fo:text-align="start" style:justify-single-word="false" fo:text-indent="0cm" style:auto-text-indent="false"/>
      <style:text-properties fo:color="#000000" style:font-name="Arial" fo:font-size="6pt" style:font-size-asian="6pt" style:font-size-complex="6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>
      <style:paragraph-properties fo:text-align="center"/>
    </style:style>
    <style:style style:name="P4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8" style:family="paragraph">
      <style:paragraph-properties fo:text-align="start"/>
      <style:text-properties style:text-line-through-style="none" fo:font-style="normal" style:text-underline-style="none"/>
    </style:style>
    <style:style style:name="P9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10" style:family="paragraph">
      <style:text-properties style:font-name="Arial" fo:font-size="6pt" style:font-size-asian="6pt" style:font-size-complex="6pt"/>
    </style:style>
    <style:style style:name="P11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2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3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T1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2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3" style:family="text">
      <style:text-properties style:font-name="Arial" fo:font-size="6pt" style:font-size-asian="6pt" style:font-size-complex="6pt"/>
    </style:style>
    <style:style style:name="gr1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/>
    </style:style>
    <style:style style:name="gr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4" style:family="graphic">
      <style:graphic-properties draw:stroke="none" svg:stroke-color="#000000" draw:fill="none" draw:fill-color="#ffffff" fo:min-height="0.385cm" style:run-through="foreground"/>
    </style:style>
    <style:style style:name="gr5" style:family="graphic">
      <style:graphic-properties fo:border="none #000000"/>
    </style:style>
    <style:style style:name="gr6" style:family="graphic">
      <style:graphic-properties draw:stroke="dash" draw:stroke-dash="Ultrafine_20_Dashed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247cm" style:run-through="foreground"/>
    </style:style>
    <style:style style:name="gr8" style:family="graphic">
      <style:graphic-properties draw:stroke="none" svg:stroke-color="#000000" draw:fill="none" draw:fill-color="#ffffff" fo:min-height="0.31cm" style:run-through="foreground"/>
    </style:style>
    <style:style style:name="gr9" style:family="graphic">
      <style:graphic-properties draw:stroke="none" svg:stroke-color="#000000" draw:fill="none" draw:fill-color="#ffffff" fo:min-height="0.332cm" style:run-through="foreground"/>
    </style:style>
  </office:automatic-styles>
  <office:body>
    <office:text>
      <office:forms form:automatic-focus="true" form:apply-design-mode="false">
        <form:form form:name="Boleto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txtRsCedente" form:control-implementation="ooo:com.sun.star.form.component.TextField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AgenciaCodigoCedente" form:control-implementation="ooo:com.sun.star.form.component.TextField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Especie" form:control-implementation="ooo:com.sun.star.form.component.TextField" form:id="control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ogoBanco" form:control-implementation="ooo:com.sun.star.form.component.TextField" form:id="control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Quantidad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Documento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pfCnpj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Documento" form:control-implementation="ooo:com.sun.star.form.component.TextField" form:id="control1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escontoAbatimento" form:control-implementation="ooo:com.sun.star.form.component.TextField" form:id="control1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aDeducao" form:control-implementation="ooo:com.sun.star.form.component.TextField" form:id="control1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MoraMulta" form:control-implementation="ooo:com.sun.star.form.component.TextField" form:id="control1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oAcrescimo" form:control-implementation="ooo:com.sun.star.form.component.TextField" form:id="control1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RstValorCobrado" form:control-implementation="ooo:com.sun.star.form.component.TextField" form:id="control1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InstrucaoAoSacado" form:control-implementation="ooo:com.sun.star.form.component.TextField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odBanco" form:control-implementation="ooo:com.sun.star.form.component.TextField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inhaDigitavel" form:control-implementation="ooo:com.sun.star.form.component.TextField" form:id="control1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goBanco" form:control-implementation="ooo:com.sun.star.form.component.TextField" form:id="control1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Banco" form:control-implementation="ooo:com.sun.star.form.component.TextField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inhaDigitavel" form:control-implementation="ooo:com.sun.star.form.component.TextField" form:id="control2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calPagamento" form:control-implementation="ooo:com.sun.star.form.component.TextField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form:id="control2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form:id="control2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" form:control-implementation="ooo:com.sun.star.form.component.TextField" form:id="control2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form:id="control2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form:id="control2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form:id="control2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form:id="control2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form:id="control3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form:id="control3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form:id="control3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form:id="control3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form:id="control3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form:id="control3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form:id="control3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form:id="control3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arteira" form:control-implementation="ooo:com.sun.star.form.component.TextField" form:id="control3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form:id="control3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form:id="control4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form:id="control4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form:id="control4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form:id="control4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CodigoBarra" form:control-implementation="ooo:com.sun.star.form.component.TextField" form:id="control4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" form:control-implementation="ooo:com.sun.star.form.component.TextField" form:id="control4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form:id="control4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form:id="control4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form:id="control4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form:id="control4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form:id="control5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form:id="control5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7" form:control-implementation="ooo:com.sun.star.form.component.TextField" form:id="control5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8" form:control-implementation="ooo:com.sun.star.form.component.TextField" form:id="control5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2" form:control-implementation="ooo:com.sun.star.form.component.TextField" form:id="control54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SacadoL3" form:control-implementation="ooo:com.sun.star.form.component.TextField" form:id="control55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0" draw:style-name="gr1"><draw:rect draw:style-name="gr2" draw:text-style-name="P3" svg:width="4.478cm" svg:height="1.235cm" svg:x="0.25cm" svg:y="1.383cm"><text:p/></draw:rect><draw:rect draw:style-name="gr2" draw:text-style-name="P3" svg:width="1.989cm" svg:height="1.241cm" svg:x="4.762cm" svg:y="1.383cm"><text:p/></draw:rect><draw:rect draw:style-name="gr2" draw:text-style-name="P3" svg:width="12.593cm" svg:height="1.23cm" svg:x="6.787cm" svg:y="1.385cm"><text:p/></draw:rect><draw:custom-shape draw:style-name="gr3" draw:text-style-name="P4" svg:width="8.937cm" svg:height="0.75cm" svg:x="0.25cm" svg:y="2.621cm"><text:p><text:span text:style-name="T1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786cm" svg:height="0.75cm" svg:x="9.186cm" svg:y="2.621cm"><text:p><text:span text:style-name="T1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158cm" svg:height="0.75cm" svg:x="12.971cm" svg:y="2.621cm"><text:p><text:span text:style-name="T1">Moed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493cm" svg:height="0.75cm" svg:x="14.128cm" svg:y="2.621cm"><text:p><text:span text:style-name="T1">Qtde Moed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756cm" svg:height="0.75cm" svg:x="15.621cm" svg:y="2.621cm"><text:p><text:span text:style-name="T1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5.963cm" svg:height="0.75cm" svg:x="0.25cm" svg:y="3.371cm"><text:p><text:span text:style-name="T1">Nr.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918cm" svg:height="0.75cm" svg:x="6.212cm" svg:y="3.371cm"><text:p><text:span text:style-name="T1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cm" svg:height="0.75cm" svg:x="10.13cm" svg:y="3.371cm"><text:p><text:span text:style-name="T1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5.248cm" svg:height="0.75cm" svg:x="14.128cm" svg:y="3.371cm"><text:p><text:span text:style-name="T1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4.042cm" svg:height="0.75cm" svg:x="0.25cm" svg:y="4.12cm"><text:p><text:span text:style-name="T1">(-) Desco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312cm" svg:height="0.75cm" svg:x="4.291cm" svg:y="4.12cm"><text:p><text:span text:style-name="T1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264cm" svg:height="0.75cm" svg:x="7.602cm" svg:y="4.12cm"><text:p><text:span text:style-name="T1">(+) Mora / Multa / Jur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289cm" svg:height="0.75cm" svg:x="10.84cm" svg:y="4.12cm"><text:p><text:span text:style-name="T1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5.248cm" svg:height="0.75cm" svg:x="14.128cm" svg:y="4.12cm"><text:p><text:span text:style-name="T1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14.812cm" svg:height="0.75cm" svg:x="0.25cm" svg:y="5.62cm"><text:p><text:span text:style-name="T1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315cm" svg:height="0.75cm" svg:x="15.065cm" svg:y="5.62cm"><text:p><text:span text:style-name="T1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4" draw:text-style-name="P6" svg:width="3.123cm" svg:height="0.385cm" svg:x="16.257cm" svg:y="0.949cm"><draw:text-box><text:p text:style-name="P5"><text:span text:style-name="T2">RECIBO DO SACADO</text:span></text:p></draw:text-box></draw:frame><draw:control draw:style-name="gr5" draw:text-style-name="P7" svg:width="8.699cm" svg:height="0.396cm" svg:x="0.411cm" svg:y="2.923cm" draw:control="control1"/><draw:control draw:style-name="gr5" draw:text-style-name="P8" svg:width="3.527cm" svg:height="0.396cm" svg:x="9.327cm" svg:y="2.923cm" draw:control="control2"/><draw:control draw:style-name="gr5" draw:text-style-name="P8" svg:width="0.929cm" svg:height="0.396cm" svg:x="13.119cm" svg:y="2.923cm" draw:control="control3"/><draw:control draw:style-name="gr5" draw:text-style-name="P9" svg:width="4.123cm" svg:height="0.953cm" svg:x="0.455cm" svg:y="1.538cm" draw:control="control4"/><draw:control draw:style-name="gr5" draw:text-style-name="P8" svg:width="1.274cm" svg:height="0.396cm" svg:x="14.269cm" svg:y="2.923cm" draw:control="control5"/><draw:control draw:style-name="gr5" draw:text-style-name="P8" svg:width="3.555cm" svg:height="0.401cm" svg:x="15.742cm" svg:y="2.923cm" draw:control="control6"/><draw:control draw:name="txtNumeroDocumento" draw:style-name="gr5" draw:text-style-name="P7" svg:width="5.696cm" svg:height="0.396cm" svg:x="0.411cm" svg:y="3.672cm" draw:control="control7"/><draw:control draw:name="txtNumeroDocumento" draw:style-name="gr5" draw:text-style-name="P7" svg:width="3.682cm" svg:height="0.396cm" svg:x="6.341cm" svg:y="3.672cm" draw:control="control8"/><draw:control draw:name="txtNumeroDocumento" draw:style-name="gr5" draw:text-style-name="P7" svg:width="3.793cm" svg:height="0.396cm" svg:x="10.258cm" svg:y="3.672cm" draw:control="control9"/><draw:control draw:name="txtNumeroDocumento" draw:style-name="gr5" draw:text-style-name="P7" svg:width="5.024cm" svg:height="0.396cm" svg:x="14.268cm" svg:y="3.672cm" draw:control="control10"/><draw:control draw:name="txtNumeroDocumento" draw:style-name="gr5" draw:text-style-name="P7" svg:width="3.795cm" svg:height="0.396cm" svg:x="0.411cm" svg:y="4.422cm" draw:control="control11"/><draw:control draw:name="txtNumeroDocumento" draw:style-name="gr5" draw:text-style-name="P7" svg:width="3.086cm" svg:height="0.396cm" svg:x="4.42cm" svg:y="4.422cm" draw:control="control12"/><draw:control draw:name="txtNumeroDocumento" draw:style-name="gr5" draw:text-style-name="P7" svg:width="3.049cm" svg:height="0.396cm" svg:x="7.701cm" svg:y="4.422cm" draw:control="control13"/><draw:control draw:name="txtNumeroDocumento" draw:style-name="gr5" draw:text-style-name="P7" svg:width="3.049cm" svg:height="0.396cm" svg:x="10.966cm" svg:y="4.422cm" draw:control="control14"/><draw:control draw:name="txtNumeroDocumento" draw:style-name="gr5" draw:text-style-name="P7" svg:width="5.061cm" svg:height="0.396cm" svg:x="14.231cm" svg:y="4.422cm" draw:control="control15"/><draw:control draw:name="txtNumeroDocumento" draw:style-name="gr5" draw:text-style-name="P7" svg:width="14.537cm" svg:height="0.396cm" svg:x="0.411cm" svg:y="5.921cm" draw:control="control16"/><draw:line draw:style-name="gr6" draw:text-style-name="P3" svg:x1="0.252cm" svg:y1="6.904cm" svg:x2="19.38cm" svg:y2="6.904cm"><text:p/></draw:line><draw:custom-shape draw:style-name="gr3" draw:text-style-name="P4" svg:width="19.128cm" svg:height="2.066cm" svg:x="0.252cm" svg:y="15.335cm"><text:p><text:span text:style-name="T1">Pagado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7" draw:text-style-name="P10" svg:width="2.015cm" svg:height="0.267cm" svg:x="17.383cm" svg:y="6.638cm"><draw:text-box><text:p><text:span text:style-name="T3">Corte na linha abaixo</text:span></text:p></draw:text-box></draw:frame><draw:custom-shape draw:style-name="gr3" draw:text-style-name="P4" svg:width="14.579cm" svg:height="0.75cm" svg:x="0.25cm" svg:y="8.592cm"><text:p><text:span text:style-name="T1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8.592cm"><text:p><text:span text:style-name="T1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4.579cm" svg:height="0.75cm" svg:x="0.25cm" svg:y="9.342cm"><text:p><text:span text:style-name="T1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9.342cm"><text:p><text:span text:style-name="T1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0.091cm"><text:p><text:span text:style-name="T1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0.841cm"><text:p><text:span text:style-name="T1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1.591cm"><text:p><text:span text:style-name="T1">(-) Desco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2.34cm"><text:p><text:span text:style-name="T1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3.09cm"><text:p><text:span text:style-name="T1">(+) Mora / Multa / Jur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3.84cm"><text:p><text:span text:style-name="T1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552cm" svg:height="0.75cm" svg:x="14.829cm" svg:y="14.589cm"><text:p><text:span text:style-name="T1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534cm" svg:height="0.75cm" svg:x="0.25cm" svg:y="10.091cm"><text:p><text:span text:style-name="T1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952cm" svg:height="0.75cm" svg:x="2.783cm" svg:y="10.091cm"><text:p><text:span text:style-name="T1">Nr.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998cm" svg:height="0.75cm" svg:x="5.734cm" svg:y="10.091cm"><text:p><text:span text:style-name="T1">Espécie Docto.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095cm" svg:height="0.75cm" svg:x="8.731cm" svg:y="10.091cm"><text:p><text:span text:style-name="T1">Acei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005cm" svg:height="0.75cm" svg:x="10.825cm" svg:y="10.091cm"><text:p><text:span text:style-name="T1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534cm" svg:height="0.75cm" svg:x="0.25cm" svg:y="10.841cm"><text:p><text:span text:style-name="T1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916cm" svg:height="0.75cm" svg:x="2.783cm" svg:y="10.841cm"><text:p><text:span text:style-name="T1">Carteir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565cm" svg:height="0.75cm" svg:x="4.699cm" svg:y="10.841cm"><text:p><text:span text:style-name="T1">Moed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3.562cm" svg:height="0.75cm" svg:x="7.263cm" svg:y="10.841cm"><text:p><text:span text:style-name="T1">Qtde Moed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4.005cm" svg:height="0.75cm" svg:x="10.825cm" svg:y="10.841cm"><text:p><text:span text:style-name="T1">xVal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4.579cm" svg:height="3.749cm" svg:x="0.25cm" svg:y="11.591cm"><text:p><text:span text:style-name="T1">INSTRUÇÕES (TEXTOS DE RESPONSABILIDADE DO BENEFICIÁRIO):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8" draw:text-style-name="P6" svg:width="3.915cm" svg:height="0.373cm" svg:x="15.465cm" svg:y="17.565cm"><draw:text-box><text:p text:style-name="P5"><text:span text:style-name="T2">FICHA DE COMPENSAÇÃO</text:span></text:p></draw:text-box></draw:frame><draw:frame draw:style-name="gr9" draw:text-style-name="P10" svg:width="2.357cm" svg:height="0.332cm" svg:x="12.486cm" svg:y="17.593cm"><draw:text-box><text:p><text:span text:style-name="T3">Autenticação Mecânica</text:span></text:p></draw:text-box></draw:frame><draw:control draw:style-name="gr5" draw:text-style-name="P11" svg:width="1.851cm" svg:height="0.952cm" svg:x="4.834cm" svg:y="1.535cm" draw:control="control17"/><draw:control draw:style-name="gr5" draw:text-style-name="P12" svg:width="12.286cm" svg:height="0.953cm" svg:x="6.939cm" svg:y="1.538cm" draw:control="control18"/><draw:rect draw:style-name="gr2" draw:text-style-name="P3" svg:width="4.478cm" svg:height="1.235cm" svg:x="0.25cm" svg:y="7.352cm"><text:p/></draw:rect><draw:rect draw:style-name="gr2" draw:text-style-name="P3" svg:width="1.989cm" svg:height="1.241cm" svg:x="4.762cm" svg:y="7.352cm"><text:p/></draw:rect><draw:rect draw:style-name="gr2" draw:text-style-name="P3" svg:width="12.593cm" svg:height="1.23cm" svg:x="6.787cm" svg:y="7.354cm"><text:p/></draw:rect><draw:control draw:style-name="gr5" draw:text-style-name="P9" svg:width="4.123cm" svg:height="0.953cm" svg:x="0.455cm" svg:y="7.507cm" draw:control="control19"/><draw:control draw:style-name="gr5" draw:text-style-name="P11" svg:width="1.851cm" svg:height="0.952cm" svg:x="4.834cm" svg:y="7.509cm" draw:control="control20"/><draw:control draw:style-name="gr5" draw:text-style-name="P12" svg:width="12.286cm" svg:height="0.953cm" svg:x="6.939cm" svg:y="7.507cm" draw:control="control21"/><draw:control draw:style-name="gr5" draw:text-style-name="P7" svg:width="14.311cm" svg:height="0.396cm" svg:x="0.411cm" svg:y="8.901cm" draw:control="control22"/><draw:control draw:style-name="gr5" draw:text-style-name="P7" svg:width="14.311cm" svg:height="0.396cm" svg:x="0.411cm" svg:y="9.643cm" draw:control="control23"/><draw:control draw:style-name="gr5" draw:text-style-name="P7" svg:width="4.313cm" svg:height="0.396cm" svg:x="14.94cm" svg:y="8.901cm" draw:control="control24"/><draw:control draw:style-name="gr5" draw:text-style-name="P7" svg:width="4.313cm" svg:height="0.396cm" svg:x="14.94cm" svg:y="9.643cm" draw:control="control25"/><draw:control draw:style-name="gr5" draw:text-style-name="P7" svg:width="4.315cm" svg:height="0.396cm" svg:x="14.957cm" svg:y="11.146cm" draw:control="control26"/><draw:control draw:style-name="gr5" draw:text-style-name="P7" svg:width="4.315cm" svg:height="0.396cm" svg:x="14.957cm" svg:y="10.368cm" draw:control="control27"/><draw:control draw:style-name="gr5" draw:text-style-name="P7" svg:width="4.315cm" svg:height="0.396cm" svg:x="14.957cm" svg:y="11.892cm" draw:control="control28"/><draw:control draw:style-name="gr5" draw:text-style-name="P7" svg:width="4.315cm" svg:height="0.396cm" svg:x="14.957cm" svg:y="12.642cm" draw:control="control29"/><draw:control draw:style-name="gr5" draw:text-style-name="P7" svg:width="4.315cm" svg:height="0.396cm" svg:x="14.957cm" svg:y="13.391cm" draw:control="control30"/><draw:control draw:style-name="gr5" draw:text-style-name="P7" svg:width="4.315cm" svg:height="0.396cm" svg:x="14.957cm" svg:y="14.141cm" draw:control="control31"/><draw:control draw:style-name="gr5" draw:text-style-name="P7" svg:width="2.271cm" svg:height="0.396cm" svg:x="0.411cm" svg:y="10.368cm" draw:control="control32"/><draw:control draw:style-name="gr5" draw:text-style-name="P7" svg:width="2.73cm" svg:height="0.396cm" svg:x="2.91cm" svg:y="10.368cm" draw:control="control33"/><draw:control draw:style-name="gr5" draw:text-style-name="P7" svg:width="2.786cm" svg:height="0.396cm" svg:x="5.856cm" svg:y="10.368cm" draw:control="control34"/><draw:control draw:style-name="gr5" draw:text-style-name="P7" svg:width="1.853cm" svg:height="0.396cm" svg:x="8.877cm" svg:y="10.368cm" draw:control="control35"/><draw:control draw:style-name="gr5" draw:text-style-name="P7" svg:width="3.774cm" svg:height="0.396cm" svg:x="10.966cm" svg:y="10.368cm" draw:control="control36"/><draw:control draw:style-name="gr5" draw:text-style-name="P7" svg:width="2.271cm" svg:height="0.396cm" svg:x="0.411cm" svg:y="11.146cm" draw:control="control37"/><draw:control draw:style-name="gr5" draw:text-style-name="P7" svg:width="1.692cm" svg:height="0.401cm" svg:x="2.905cm" svg:y="11.146cm" draw:control="control38"/><draw:control draw:style-name="gr5" draw:text-style-name="P7" svg:width="2.304cm" svg:height="0.401cm" svg:x="4.847cm" svg:y="11.146cm" draw:control="control39"/><draw:control draw:style-name="gr5" draw:text-style-name="P7" svg:width="3.301cm" svg:height="0.401cm" svg:x="7.434cm" svg:y="11.146cm" draw:control="control40"/><draw:control draw:style-name="gr5" draw:text-style-name="P7" svg:width="3.793cm" svg:height="0.401cm" svg:x="10.966cm" svg:y="11.146cm" draw:control="control41"/><draw:control draw:style-name="gr5" draw:text-style-name="P7" svg:width="4.315cm" svg:height="0.396cm" svg:x="14.957cm" svg:y="14.908cm" draw:control="control42"/><draw:control draw:style-name="gr5" draw:text-style-name="P13" svg:width="18.864cm" svg:height="0.401cm" svg:x="0.411cm" svg:y="15.655cm" draw:control="control43"/><draw:control draw:style-name="gr5" draw:text-style-name="P9" svg:width="10.891cm" svg:height="1.301cm" svg:x="0.252cm" svg:y="17.591cm" draw:control="control44"/><draw:custom-shape draw:style-name="gr3" draw:text-style-name="P4" svg:width="19.134cm" svg:height="0.75cm" svg:x="0.25cm" svg:y="4.87cm"><text:p><text:span text:style-name="T1">Pagador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5" draw:text-style-name="P7" svg:width="18.834cm" svg:height="0.396cm" svg:x="0.411cm" svg:y="5.172cm" draw:control="control45"/><draw:control draw:name="txtNumeroDocumento" draw:style-name="gr5" draw:text-style-name="P7" svg:width="14.292cm" svg:height="0.396cm" svg:x="0.409cm" svg:y="11.922cm" draw:control="control46"/><draw:control draw:name="txtNumeroDocumento" draw:style-name="gr5" draw:text-style-name="P7" svg:width="14.292cm" svg:height="0.396cm" svg:x="0.409cm" svg:y="12.34cm" draw:control="control47"/><draw:control draw:name="txtNumeroDocumento" draw:style-name="gr5" draw:text-style-name="P7" svg:width="14.292cm" svg:height="0.396cm" svg:x="0.409cm" svg:y="12.758cm" draw:control="control48"/><draw:control draw:name="txtNumeroDocumento" draw:style-name="gr5" draw:text-style-name="P7" svg:width="14.292cm" svg:height="0.396cm" svg:x="0.409cm" svg:y="13.176cm" draw:control="control49"/><draw:control draw:name="txtNumeroDocumento" draw:style-name="gr5" draw:text-style-name="P7" svg:width="14.292cm" svg:height="0.396cm" svg:x="0.409cm" svg:y="13.612cm" draw:control="control50"/><draw:control draw:name="txtNumeroDocumento" draw:style-name="gr5" draw:text-style-name="P7" svg:width="14.292cm" svg:height="0.396cm" svg:x="0.409cm" svg:y="14.03cm" draw:control="control51"/><draw:control draw:name="txtNumeroDocumento" draw:style-name="gr5" draw:text-style-name="P7" svg:width="14.292cm" svg:height="0.396cm" svg:x="0.409cm" svg:y="14.448cm" draw:control="control52"/><draw:control draw:name="txtNumeroDocumento" draw:style-name="gr5" draw:text-style-name="P7" svg:width="14.292cm" svg:height="0.396cm" svg:x="0.409cm" svg:y="14.878cm" draw:control="control53"/><draw:control draw:style-name="gr5" draw:text-style-name="P13" svg:width="18.864cm" svg:height="0.401cm" svg:x="0.411cm" svg:y="16.081cm" draw:control="control54"/><draw:control draw:style-name="gr5" draw:text-style-name="P13" svg:width="18.864cm" svg:height="0.401cm" svg:x="0.411cm" svg:y="16.499cm" draw:control="control55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margin-left="0.199cm" fo:margin-right="0cm" fo:text-align="start" style:justify-single-word="false" fo:text-indent="0cm" style:auto-text-indent="false"/>
      <style:text-properties fo:color="#000000" style:font-name="Arial" fo:font-size="6pt" style:font-size-asian="6pt" style:font-size-complex="6pt"/>
    </style:style>
    <style:page-layout style:name="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SAC CAIXA: 0800 726 0101 (informações, reclamações, sugestões e elogios)</text:p>
        <text:p text:style-name="P1">Para pessoas com deficiência auditiva ou de fala: 0800 726 2492</text:p>
        <text:p text:style-name="P1">Ouvidoria: 0800 725 7474 (reclamações não solucionadas e denúncias)</text:p>
        <text:p text:style-name="P1">caixa.gov.b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7$Build-9310</meta:generator>
    <meta:initial-creator>Misael Queiroz</meta:initial-creator>
    <meta:creation-date>2008-01-18T19:37:11</meta:creation-date>
    <dc:date>2015-08-06T10:45:51</dc:date>
    <meta:editing-cycles>109</meta:editing-cycles>
    <meta:editing-duration>PT9H29M5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31" meta:character-count="214"/>
  </office:meta>
</office:document-meta>
</file>